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3_b_bi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.881936" calcext:value-type="float">
            <text:p>0.881936</text:p>
          </table:table-cell>
          <table:table-cell office:value-type="float" office:value="19.8" calcext:value-type="float">
            <text:p>19.8</text:p>
          </table:table-cell>
          <table:table-cell office:value-type="float" office:value="99" calcext:value-type="float">
            <text:p>99</text:p>
          </table:table-cell>
          <table:table-cell office:value-type="float" office:value="168" calcext:value-type="float">
            <text:p>168</text:p>
          </table:table-cell>
          <table:table-cell office:value-type="float" office:value="957" calcext:value-type="float">
            <text:p>957</text:p>
          </table:table-cell>
          <table:table-cell office:value-type="float" office:value="1125" calcext:value-type="float">
            <text:p>1125</text:p>
          </table:table-cell>
          <table:table-cell office:value-type="float" office:value="16012" calcext:value-type="float">
            <text:p>16012</text:p>
          </table:table-cell>
          <table:table-cell office:value-type="float" office:value="251432" calcext:value-type="float">
            <text:p>251432</text:p>
          </table:table-cell>
          <table:table-cell table:number-columns-repeated="2"/>
        </table:table-row>
        <table:table-row table:style-name="ro1">
          <table:table-cell office:value-type="float" office:value="1.50236" calcext:value-type="float">
            <text:p>1.5023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189" calcext:value-type="float">
            <text:p>1189</text:p>
          </table:table-cell>
          <table:table-cell office:value-type="float" office:value="1343" calcext:value-type="float">
            <text:p>1343</text:p>
          </table:table-cell>
          <table:table-cell office:value-type="float" office:value="21726" calcext:value-type="float">
            <text:p>21726</text:p>
          </table:table-cell>
          <table:table-cell office:value-type="float" office:value="1094890" calcext:value-type="float">
            <text:p>1094890</text:p>
          </table:table-cell>
          <table:table-cell table:number-columns-repeated="2"/>
        </table:table-row>
        <table:table-row table:style-name="ro1">
          <table:table-cell office:value-type="float" office:value="0.0872031" calcext:value-type="float">
            <text:p>0.087203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float" office:value="31520" calcext:value-type="float">
            <text:p>31520</text:p>
          </table:table-cell>
          <table:table-cell office:value-type="float" office:value="412272" calcext:value-type="float">
            <text:p>412272</text:p>
          </table:table-cell>
          <table:table-cell table:number-columns-repeated="2"/>
        </table:table-row>
        <table:table-row table:style-name="ro1">
          <table:table-cell office:value-type="float" office:value="0.0880436" calcext:value-type="float">
            <text:p>0.088043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29800" calcext:value-type="float">
            <text:p>29800</text:p>
          </table:table-cell>
          <table:table-cell office:value-type="float" office:value="392946" calcext:value-type="float">
            <text:p>392946</text:p>
          </table:table-cell>
          <table:table-cell table:number-columns-repeated="2"/>
        </table:table-row>
        <table:table-row table:style-name="ro1">
          <table:table-cell office:value-type="float" office:value="0.20313" calcext:value-type="float">
            <text:p>0.2031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 office:value-type="float" office:value="47650" calcext:value-type="float">
            <text:p>47650</text:p>
          </table:table-cell>
          <table:table-cell office:value-type="float" office:value="1157270" calcext:value-type="float">
            <text:p>1157270</text:p>
          </table:table-cell>
          <table:table-cell table:number-columns-repeated="2"/>
        </table:table-row>
        <table:table-row table:style-name="ro1">
          <table:table-cell office:value-type="float" office:value="0.0955418" calcext:value-type="float">
            <text:p>0.0955418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30432" calcext:value-type="float">
            <text:p>30432</text:p>
          </table:table-cell>
          <table:table-cell office:value-type="float" office:value="409666" calcext:value-type="float">
            <text:p>409666</text:p>
          </table:table-cell>
          <table:table-cell table:number-columns-repeated="2"/>
        </table:table-row>
        <table:table-row table:style-name="ro1">
          <table:table-cell office:value-type="float" office:value="0.0905305" calcext:value-type="float">
            <text:p>0.090530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float" office:value="34058" calcext:value-type="float">
            <text:p>34058</text:p>
          </table:table-cell>
          <table:table-cell office:value-type="float" office:value="462948" calcext:value-type="float">
            <text:p>462948</text:p>
          </table:table-cell>
          <table:table-cell table:number-columns-repeated="2"/>
        </table:table-row>
        <table:table-row table:style-name="ro1">
          <table:table-cell office:value-type="float" office:value="0.0983338" calcext:value-type="float">
            <text:p>0.0983338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43362" calcext:value-type="float">
            <text:p>43362</text:p>
          </table:table-cell>
          <table:table-cell office:value-type="float" office:value="644126" calcext:value-type="float">
            <text:p>644126</text:p>
          </table:table-cell>
          <table:table-cell table:number-columns-repeated="2"/>
        </table:table-row>
        <table:table-row table:style-name="ro1">
          <table:table-cell office:value-type="float" office:value="0.0936439" calcext:value-type="float">
            <text:p>0.093643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32908" calcext:value-type="float">
            <text:p>32908</text:p>
          </table:table-cell>
          <table:table-cell office:value-type="float" office:value="423868" calcext:value-type="float">
            <text:p>423868</text:p>
          </table:table-cell>
          <table:table-cell table:number-columns-repeated="2"/>
        </table:table-row>
        <table:table-row table:style-name="ro1">
          <table:table-cell office:value-type="float" office:value="0.0916766" calcext:value-type="float">
            <text:p>0.091676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158" calcext:value-type="float">
            <text:p>158</text:p>
          </table:table-cell>
          <table:table-cell office:value-type="float" office:value="24382" calcext:value-type="float">
            <text:p>24382</text:p>
          </table:table-cell>
          <table:table-cell office:value-type="float" office:value="427058" calcext:value-type="float">
            <text:p>427058</text:p>
          </table:table-cell>
          <table:table-cell table:number-columns-repeated="2"/>
        </table:table-row>
        <table:table-row table:style-name="ro1">
          <table:table-cell office:value-type="float" office:value="0.0937103" calcext:value-type="float">
            <text:p>0.093710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59" calcext:value-type="float">
            <text:p>159</text:p>
          </table:table-cell>
          <table:table-cell office:value-type="float" office:value="35792" calcext:value-type="float">
            <text:p>35792</text:p>
          </table:table-cell>
          <table:table-cell office:value-type="float" office:value="569714" calcext:value-type="float">
            <text:p>569714</text:p>
          </table:table-cell>
          <table:table-cell table:number-columns-repeated="2"/>
        </table:table-row>
        <table:table-row table:style-name="ro1">
          <table:table-cell office:value-type="float" office:value="0.0890241" calcext:value-type="float">
            <text:p>0.089024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35716" calcext:value-type="float">
            <text:p>35716</text:p>
          </table:table-cell>
          <table:table-cell office:value-type="float" office:value="469806" calcext:value-type="float">
            <text:p>469806</text:p>
          </table:table-cell>
          <table:table-cell table:number-columns-repeated="2"/>
        </table:table-row>
        <table:table-row table:style-name="ro1">
          <table:table-cell office:value-type="float" office:value="0.0600075" calcext:value-type="float">
            <text:p>0.060007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32270" calcext:value-type="float">
            <text:p>32270</text:p>
          </table:table-cell>
          <table:table-cell office:value-type="float" office:value="410610" calcext:value-type="float">
            <text:p>410610</text:p>
          </table:table-cell>
          <table:table-cell table:number-columns-repeated="2"/>
        </table:table-row>
        <table:table-row table:style-name="ro1">
          <table:table-cell office:value-type="float" office:value="0.0581591" calcext:value-type="float">
            <text:p>0.058159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34424" calcext:value-type="float">
            <text:p>34424</text:p>
          </table:table-cell>
          <table:table-cell office:value-type="float" office:value="430594" calcext:value-type="float">
            <text:p>430594</text:p>
          </table:table-cell>
          <table:table-cell table:number-columns-repeated="2"/>
        </table:table-row>
        <table:table-row table:style-name="ro1">
          <table:table-cell office:value-type="float" office:value="0.110333" calcext:value-type="float">
            <text:p>0.11033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30634" calcext:value-type="float">
            <text:p>30634</text:p>
          </table:table-cell>
          <table:table-cell office:value-type="float" office:value="511168" calcext:value-type="float">
            <text:p>511168</text:p>
          </table:table-cell>
          <table:table-cell table:number-columns-repeated="2"/>
        </table:table-row>
        <table:table-row table:style-name="ro1">
          <table:table-cell office:value-type="float" office:value="0.0863699" calcext:value-type="float">
            <text:p>0.086369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32414" calcext:value-type="float">
            <text:p>32414</text:p>
          </table:table-cell>
          <table:table-cell office:value-type="float" office:value="392160" calcext:value-type="float">
            <text:p>392160</text:p>
          </table:table-cell>
          <table:table-cell table:number-columns-repeated="2"/>
        </table:table-row>
        <table:table-row table:style-name="ro1">
          <table:table-cell office:value-type="float" office:value="0.0632511" calcext:value-type="float">
            <text:p>0.063251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32676" calcext:value-type="float">
            <text:p>32676</text:p>
          </table:table-cell>
          <table:table-cell office:value-type="float" office:value="394924" calcext:value-type="float">
            <text:p>394924</text:p>
          </table:table-cell>
          <table:table-cell table:number-columns-repeated="2"/>
        </table:table-row>
        <table:table-row table:style-name="ro1">
          <table:table-cell office:value-type="float" office:value="0.0657712" calcext:value-type="float">
            <text:p>0.065771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31348" calcext:value-type="float">
            <text:p>31348</text:p>
          </table:table-cell>
          <table:table-cell office:value-type="float" office:value="385054" calcext:value-type="float">
            <text:p>385054</text:p>
          </table:table-cell>
          <table:table-cell table:number-columns-repeated="2"/>
        </table:table-row>
        <table:table-row table:style-name="ro1">
          <table:table-cell office:value-type="float" office:value="0.0852771" calcext:value-type="float">
            <text:p>0.085277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34024" calcext:value-type="float">
            <text:p>34024</text:p>
          </table:table-cell>
          <table:table-cell office:value-type="float" office:value="514614" calcext:value-type="float">
            <text:p>514614</text:p>
          </table:table-cell>
          <table:table-cell table:number-columns-repeated="2"/>
        </table:table-row>
        <table:table-row table:style-name="ro1">
          <table:table-cell office:value-type="float" office:value="0.0767292" calcext:value-type="float">
            <text:p>0.076729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165" calcext:value-type="float">
            <text:p>165</text:p>
          </table:table-cell>
          <table:table-cell office:value-type="float" office:value="37324" calcext:value-type="float">
            <text:p>37324</text:p>
          </table:table-cell>
          <table:table-cell office:value-type="float" office:value="485364" calcext:value-type="float">
            <text:p>485364</text:p>
          </table:table-cell>
          <table:table-cell table:number-columns-repeated="2"/>
        </table:table-row>
        <table:table-row table:style-name="ro1">
          <table:table-cell office:value-type="float" office:value="0.13435" calcext:value-type="float">
            <text:p>0.1343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21724" calcext:value-type="float">
            <text:p>21724</text:p>
          </table:table-cell>
          <table:table-cell office:value-type="float" office:value="375058" calcext:value-type="float">
            <text:p>375058</text:p>
          </table:table-cell>
          <table:table-cell table:number-columns-repeated="2"/>
        </table:table-row>
        <table:table-row table:style-name="ro1">
          <table:table-cell office:value-type="float" office:value="0.0847404" calcext:value-type="float">
            <text:p>0.084740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63" calcext:value-type="float">
            <text:p>163</text:p>
          </table:table-cell>
          <table:table-cell office:value-type="float" office:value="34058" calcext:value-type="float">
            <text:p>34058</text:p>
          </table:table-cell>
          <table:table-cell office:value-type="float" office:value="603294" calcext:value-type="float">
            <text:p>603294</text:p>
          </table:table-cell>
          <table:table-cell table:number-columns-repeated="2"/>
        </table:table-row>
        <table:table-row table:style-name="ro1">
          <table:table-cell office:value-type="float" office:value="0.0901307" calcext:value-type="float">
            <text:p>0.090130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32298" calcext:value-type="float">
            <text:p>32298</text:p>
          </table:table-cell>
          <table:table-cell office:value-type="float" office:value="414194" calcext:value-type="float">
            <text:p>414194</text:p>
          </table:table-cell>
          <table:table-cell table:number-columns-repeated="2"/>
        </table:table-row>
        <table:table-row table:style-name="ro1">
          <table:table-cell office:value-type="float" office:value="0.0905068" calcext:value-type="float">
            <text:p>0.0905068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float" office:value="27996" calcext:value-type="float">
            <text:p>27996</text:p>
          </table:table-cell>
          <table:table-cell office:value-type="float" office:value="340090" calcext:value-type="float">
            <text:p>340090</text:p>
          </table:table-cell>
          <table:table-cell table:number-columns-repeated="2"/>
        </table:table-row>
        <table:table-row table:style-name="ro1">
          <table:table-cell office:value-type="float" office:value="0.150744" calcext:value-type="float">
            <text:p>0.15074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233" calcext:value-type="float">
            <text:p>233</text:p>
          </table:table-cell>
          <table:table-cell office:value-type="float" office:value="29032" calcext:value-type="float">
            <text:p>29032</text:p>
          </table:table-cell>
          <table:table-cell office:value-type="float" office:value="957816" calcext:value-type="float">
            <text:p>957816</text:p>
          </table:table-cell>
          <table:table-cell table:number-columns-repeated="2"/>
        </table:table-row>
        <table:table-row table:style-name="ro1">
          <table:table-cell office:value-type="float" office:value="0.0911947" calcext:value-type="float">
            <text:p>0.091194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35836" calcext:value-type="float">
            <text:p>35836</text:p>
          </table:table-cell>
          <table:table-cell office:value-type="float" office:value="510762" calcext:value-type="float">
            <text:p>510762</text:p>
          </table:table-cell>
          <table:table-cell table:number-columns-repeated="2"/>
        </table:table-row>
        <table:table-row table:style-name="ro1">
          <table:table-cell office:value-type="float" office:value="0.0854587" calcext:value-type="float">
            <text:p>0.085458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36966" calcext:value-type="float">
            <text:p>36966</text:p>
          </table:table-cell>
          <table:table-cell office:value-type="float" office:value="505128" calcext:value-type="float">
            <text:p>505128</text:p>
          </table:table-cell>
          <table:table-cell table:number-columns-repeated="2"/>
        </table:table-row>
        <table:table-row table:style-name="ro1">
          <table:table-cell office:value-type="float" office:value="0.0975171" calcext:value-type="float">
            <text:p>0.097517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52" calcext:value-type="float">
            <text:p>152</text:p>
          </table:table-cell>
          <table:table-cell office:value-type="float" office:value="37408" calcext:value-type="float">
            <text:p>37408</text:p>
          </table:table-cell>
          <table:table-cell office:value-type="float" office:value="545592" calcext:value-type="float">
            <text:p>545592</text:p>
          </table:table-cell>
          <table:table-cell table:number-columns-repeated="2"/>
        </table:table-row>
        <table:table-row table:style-name="ro1">
          <table:table-cell office:value-type="float" office:value="0.0620671" calcext:value-type="float">
            <text:p>0.062067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158" calcext:value-type="float">
            <text:p>158</text:p>
          </table:table-cell>
          <table:table-cell office:value-type="float" office:value="35960" calcext:value-type="float">
            <text:p>35960</text:p>
          </table:table-cell>
          <table:table-cell office:value-type="float" office:value="550334" calcext:value-type="float">
            <text:p>550334</text:p>
          </table:table-cell>
          <table:table-cell table:number-columns-repeated="2"/>
        </table:table-row>
        <table:table-row table:style-name="ro1">
          <table:table-cell office:value-type="float" office:value="0.0878172" calcext:value-type="float">
            <text:p>0.087817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32668" calcext:value-type="float">
            <text:p>32668</text:p>
          </table:table-cell>
          <table:table-cell office:value-type="float" office:value="455866" calcext:value-type="float">
            <text:p>455866</text:p>
          </table:table-cell>
          <table:table-cell table:number-columns-repeated="2"/>
        </table:table-row>
        <table:table-row table:style-name="ro1">
          <table:table-cell office:value-type="float" office:value="0.0925766" calcext:value-type="float">
            <text:p>0.092576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35490" calcext:value-type="float">
            <text:p>35490</text:p>
          </table:table-cell>
          <table:table-cell office:value-type="float" office:value="523046" calcext:value-type="float">
            <text:p>523046</text:p>
          </table:table-cell>
          <table:table-cell table:number-columns-repeated="2"/>
        </table:table-row>
        <table:table-row table:style-name="ro1">
          <table:table-cell office:value-type="float" office:value="0.0619352" calcext:value-type="float">
            <text:p>0.061935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office:value-type="float" office:value="34302" calcext:value-type="float">
            <text:p>34302</text:p>
          </table:table-cell>
          <table:table-cell office:value-type="float" office:value="448876" calcext:value-type="float">
            <text:p>448876</text:p>
          </table:table-cell>
          <table:table-cell table:number-columns-repeated="2"/>
        </table:table-row>
        <table:table-row table:style-name="ro1">
          <table:table-cell office:value-type="float" office:value="0.0962355" calcext:value-type="float">
            <text:p>0.096235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float" office:value="35276" calcext:value-type="float">
            <text:p>35276</text:p>
          </table:table-cell>
          <table:table-cell office:value-type="float" office:value="468114" calcext:value-type="float">
            <text:p>468114</text:p>
          </table:table-cell>
          <table:table-cell table:number-columns-repeated="2"/>
        </table:table-row>
        <table:table-row table:style-name="ro1">
          <table:table-cell office:value-type="float" office:value="0.112264" calcext:value-type="float">
            <text:p>0.11226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36948" calcext:value-type="float">
            <text:p>36948</text:p>
          </table:table-cell>
          <table:table-cell office:value-type="float" office:value="515454" calcext:value-type="float">
            <text:p>515454</text:p>
          </table:table-cell>
          <table:table-cell table:number-columns-repeated="2"/>
        </table:table-row>
        <table:table-row table:style-name="ro1">
          <table:table-cell office:value-type="float" office:value="0.0630097" calcext:value-type="float">
            <text:p>0.063009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34060" calcext:value-type="float">
            <text:p>34060</text:p>
          </table:table-cell>
          <table:table-cell office:value-type="float" office:value="501026" calcext:value-type="float">
            <text:p>501026</text:p>
          </table:table-cell>
          <table:table-cell table:number-columns-repeated="2"/>
        </table:table-row>
        <table:table-row table:style-name="ro1">
          <table:table-cell office:value-type="float" office:value="0.0834056" calcext:value-type="float">
            <text:p>0.0834056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33462" calcext:value-type="float">
            <text:p>33462</text:p>
          </table:table-cell>
          <table:table-cell office:value-type="float" office:value="510972" calcext:value-type="float">
            <text:p>510972</text:p>
          </table:table-cell>
          <table:table-cell table:number-columns-repeated="2"/>
        </table:table-row>
        <table:table-row table:style-name="ro1">
          <table:table-cell office:value-type="float" office:value="0.093895" calcext:value-type="float">
            <text:p>0.09389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34396" calcext:value-type="float">
            <text:p>34396</text:p>
          </table:table-cell>
          <table:table-cell office:value-type="float" office:value="454450" calcext:value-type="float">
            <text:p>454450</text:p>
          </table:table-cell>
          <table:table-cell table:number-columns-repeated="2"/>
        </table:table-row>
        <table:table-row table:style-name="ro1">
          <table:table-cell office:value-type="float" office:value="0.0634467" calcext:value-type="float">
            <text:p>0.063446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27826" calcext:value-type="float">
            <text:p>27826</text:p>
          </table:table-cell>
          <table:table-cell office:value-type="float" office:value="380662" calcext:value-type="float">
            <text:p>380662</text:p>
          </table:table-cell>
          <table:table-cell table:number-columns-repeated="2"/>
        </table:table-row>
        <table:table-row table:style-name="ro1">
          <table:table-cell office:value-type="float" office:value="0.0668432" calcext:value-type="float">
            <text:p>0.066843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36920" calcext:value-type="float">
            <text:p>36920</text:p>
          </table:table-cell>
          <table:table-cell office:value-type="float" office:value="522958" calcext:value-type="float">
            <text:p>522958</text:p>
          </table:table-cell>
          <table:table-cell table:number-columns-repeated="2"/>
        </table:table-row>
        <table:table-row table:style-name="ro1">
          <table:table-cell office:value-type="float" office:value="0.0938969" calcext:value-type="float">
            <text:p>0.093896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30116" calcext:value-type="float">
            <text:p>30116</text:p>
          </table:table-cell>
          <table:table-cell office:value-type="float" office:value="339336" calcext:value-type="float">
            <text:p>339336</text:p>
          </table:table-cell>
          <table:table-cell table:number-columns-repeated="2"/>
        </table:table-row>
        <table:table-row table:style-name="ro1">
          <table:table-cell office:value-type="float" office:value="0.12372" calcext:value-type="float">
            <text:p>0.1237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98" calcext:value-type="float">
            <text:p>198</text:p>
          </table:table-cell>
          <table:table-cell office:value-type="float" office:value="31548" calcext:value-type="float">
            <text:p>31548</text:p>
          </table:table-cell>
          <table:table-cell office:value-type="float" office:value="492994" calcext:value-type="float">
            <text:p>492994</text:p>
          </table:table-cell>
          <table:table-cell table:number-columns-repeated="2"/>
        </table:table-row>
        <table:table-row table:style-name="ro1">
          <table:table-cell office:value-type="float" office:value="0.0924644" calcext:value-type="float">
            <text:p>0.092464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29946" calcext:value-type="float">
            <text:p>29946</text:p>
          </table:table-cell>
          <table:table-cell office:value-type="float" office:value="338930" calcext:value-type="float">
            <text:p>338930</text:p>
          </table:table-cell>
          <table:table-cell table:number-columns-repeated="2"/>
        </table:table-row>
        <table:table-row table:style-name="ro1">
          <table:table-cell office:value-type="float" office:value="0.0876565" calcext:value-type="float">
            <text:p>0.087656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33364" calcext:value-type="float">
            <text:p>33364</text:p>
          </table:table-cell>
          <table:table-cell office:value-type="float" office:value="450454" calcext:value-type="float">
            <text:p>450454</text:p>
          </table:table-cell>
          <table:table-cell table:number-columns-repeated="2"/>
        </table:table-row>
        <table:table-row table:style-name="ro1">
          <table:table-cell office:value-type="float" office:value="0.0791041" calcext:value-type="float">
            <text:p>0.079104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64" calcext:value-type="float">
            <text:p>164</text:p>
          </table:table-cell>
          <table:table-cell office:value-type="float" office:value="32518" calcext:value-type="float">
            <text:p>32518</text:p>
          </table:table-cell>
          <table:table-cell office:value-type="float" office:value="567036" calcext:value-type="float">
            <text:p>567036</text:p>
          </table:table-cell>
          <table:table-cell table:number-columns-repeated="2"/>
        </table:table-row>
        <table:table-row table:style-name="ro1">
          <table:table-cell office:value-type="float" office:value="0.0873408" calcext:value-type="float">
            <text:p>0.087340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34024" calcext:value-type="float">
            <text:p>34024</text:p>
          </table:table-cell>
          <table:table-cell office:value-type="float" office:value="483076" calcext:value-type="float">
            <text:p>483076</text:p>
          </table:table-cell>
          <table:table-cell table:number-columns-repeated="2"/>
        </table:table-row>
        <table:table-row table:style-name="ro1">
          <table:table-cell office:value-type="float" office:value="0.0948846" calcext:value-type="float">
            <text:p>0.094884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34950" calcext:value-type="float">
            <text:p>34950</text:p>
          </table:table-cell>
          <table:table-cell office:value-type="float" office:value="511822" calcext:value-type="float">
            <text:p>511822</text:p>
          </table:table-cell>
          <table:table-cell table:number-columns-repeated="2"/>
        </table:table-row>
        <table:table-row table:style-name="ro1">
          <table:table-cell office:value-type="float" office:value="0.095454" calcext:value-type="float">
            <text:p>0.09545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42024" calcext:value-type="float">
            <text:p>42024</text:p>
          </table:table-cell>
          <table:table-cell office:value-type="float" office:value="671482" calcext:value-type="float">
            <text:p>671482</text:p>
          </table:table-cell>
          <table:table-cell table:number-columns-repeated="2"/>
        </table:table-row>
        <table:table-row table:style-name="ro1">
          <table:table-cell office:value-type="float" office:value="0.114417" calcext:value-type="float">
            <text:p>0.11441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float" office:value="32574" calcext:value-type="float">
            <text:p>32574</text:p>
          </table:table-cell>
          <table:table-cell office:value-type="float" office:value="405208" calcext:value-type="float">
            <text:p>405208</text:p>
          </table:table-cell>
          <table:table-cell table:number-columns-repeated="2"/>
        </table:table-row>
        <table:table-row table:style-name="ro1">
          <table:table-cell office:value-type="float" office:value="0.104869" calcext:value-type="float">
            <text:p>0.104869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office:value-type="float" office:value="16724" calcext:value-type="float">
            <text:p>16724</text:p>
          </table:table-cell>
          <table:table-cell office:value-type="float" office:value="253588" calcext:value-type="float">
            <text:p>253588</text:p>
          </table:table-cell>
          <table:table-cell table:number-columns-repeated="2"/>
        </table:table-row>
        <table:table-row table:style-name="ro1">
          <table:table-cell office:value-type="float" office:value="0.0935115" calcext:value-type="float">
            <text:p>0.093511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35532" calcext:value-type="float">
            <text:p>35532</text:p>
          </table:table-cell>
          <table:table-cell office:value-type="float" office:value="474612" calcext:value-type="float">
            <text:p>474612</text:p>
          </table:table-cell>
          <table:table-cell table:number-columns-repeated="2"/>
        </table:table-row>
        <table:table-row table:style-name="ro1">
          <table:table-cell office:value-type="float" office:value="0.0799852" calcext:value-type="float">
            <text:p>0.0799852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91" calcext:value-type="float">
            <text:p>191</text:p>
          </table:table-cell>
          <table:table-cell office:value-type="float" office:value="38020" calcext:value-type="float">
            <text:p>38020</text:p>
          </table:table-cell>
          <table:table-cell office:value-type="float" office:value="505066" calcext:value-type="float">
            <text:p>505066</text:p>
          </table:table-cell>
          <table:table-cell table:number-columns-repeated="2"/>
        </table:table-row>
        <table:table-row table:style-name="ro1">
          <table:table-cell office:value-type="float" office:value="0.107804" calcext:value-type="float">
            <text:p>0.10780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42" calcext:value-type="float">
            <text:p>242</text:p>
          </table:table-cell>
          <table:table-cell office:value-type="float" office:value="37954" calcext:value-type="float">
            <text:p>37954</text:p>
          </table:table-cell>
          <table:table-cell office:value-type="float" office:value="503552" calcext:value-type="float">
            <text:p>503552</text:p>
          </table:table-cell>
          <table:table-cell table:number-columns-repeated="2"/>
        </table:table-row>
        <table:table-row table:style-name="ro1">
          <table:table-cell office:value-type="float" office:value="0.0924918" calcext:value-type="float">
            <text:p>0.092491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51" calcext:value-type="float">
            <text:p>151</text:p>
          </table:table-cell>
          <table:table-cell office:value-type="float" office:value="29438" calcext:value-type="float">
            <text:p>29438</text:p>
          </table:table-cell>
          <table:table-cell office:value-type="float" office:value="461446" calcext:value-type="float">
            <text:p>461446</text:p>
          </table:table-cell>
          <table:table-cell table:number-columns-repeated="2"/>
        </table:table-row>
        <table:table-row table:style-name="ro1">
          <table:table-cell office:value-type="float" office:value="0.10885" calcext:value-type="float">
            <text:p>0.1088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38068" calcext:value-type="float">
            <text:p>38068</text:p>
          </table:table-cell>
          <table:table-cell office:value-type="float" office:value="502858" calcext:value-type="float">
            <text:p>502858</text:p>
          </table:table-cell>
          <table:table-cell table:number-columns-repeated="2"/>
        </table:table-row>
        <table:table-row table:style-name="ro1">
          <table:table-cell office:value-type="float" office:value="0.0839" calcext:value-type="float">
            <text:p>0.0839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93" calcext:value-type="float">
            <text:p>193</text:p>
          </table:table-cell>
          <table:table-cell office:value-type="float" office:value="40414" calcext:value-type="float">
            <text:p>40414</text:p>
          </table:table-cell>
          <table:table-cell office:value-type="float" office:value="570580" calcext:value-type="float">
            <text:p>570580</text:p>
          </table:table-cell>
          <table:table-cell table:number-columns-repeated="2"/>
        </table:table-row>
        <table:table-row table:style-name="ro1">
          <table:table-cell office:value-type="float" office:value="0.0660544" calcext:value-type="float">
            <text:p>0.066054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26074" calcext:value-type="float">
            <text:p>26074</text:p>
          </table:table-cell>
          <table:table-cell office:value-type="float" office:value="461492" calcext:value-type="float">
            <text:p>461492</text:p>
          </table:table-cell>
          <table:table-cell table:number-columns-repeated="2"/>
        </table:table-row>
        <table:table-row table:style-name="ro1">
          <table:table-cell office:value-type="float" office:value="0.0601333" calcext:value-type="float">
            <text:p>0.060133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33614" calcext:value-type="float">
            <text:p>33614</text:p>
          </table:table-cell>
          <table:table-cell office:value-type="float" office:value="498408" calcext:value-type="float">
            <text:p>498408</text:p>
          </table:table-cell>
          <table:table-cell table:number-columns-repeated="2"/>
        </table:table-row>
        <table:table-row table:style-name="ro1">
          <table:table-cell office:value-type="float" office:value="0.0996326" calcext:value-type="float">
            <text:p>0.099632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58" calcext:value-type="float">
            <text:p>158</text:p>
          </table:table-cell>
          <table:table-cell office:value-type="float" office:value="28458" calcext:value-type="float">
            <text:p>28458</text:p>
          </table:table-cell>
          <table:table-cell office:value-type="float" office:value="395150" calcext:value-type="float">
            <text:p>395150</text:p>
          </table:table-cell>
          <table:table-cell table:number-columns-repeated="2"/>
        </table:table-row>
        <table:table-row table:style-name="ro1">
          <table:table-cell office:value-type="float" office:value="0.0598732" calcext:value-type="float">
            <text:p>0.0598732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30266" calcext:value-type="float">
            <text:p>30266</text:p>
          </table:table-cell>
          <table:table-cell office:value-type="float" office:value="371672" calcext:value-type="float">
            <text:p>371672</text:p>
          </table:table-cell>
          <table:table-cell table:number-columns-repeated="2"/>
        </table:table-row>
        <table:table-row table:style-name="ro1">
          <table:table-cell office:value-type="float" office:value="0.148598" calcext:value-type="float">
            <text:p>0.14859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233" calcext:value-type="float">
            <text:p>233</text:p>
          </table:table-cell>
          <table:table-cell office:value-type="float" office:value="37822" calcext:value-type="float">
            <text:p>37822</text:p>
          </table:table-cell>
          <table:table-cell office:value-type="float" office:value="506874" calcext:value-type="float">
            <text:p>506874</text:p>
          </table:table-cell>
          <table:table-cell table:number-columns-repeated="2"/>
        </table:table-row>
        <table:table-row table:style-name="ro1">
          <table:table-cell office:value-type="float" office:value="0.114033" calcext:value-type="float">
            <text:p>0.11403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208" calcext:value-type="float">
            <text:p>208</text:p>
          </table:table-cell>
          <table:table-cell office:value-type="float" office:value="29188" calcext:value-type="float">
            <text:p>29188</text:p>
          </table:table-cell>
          <table:table-cell office:value-type="float" office:value="435148" calcext:value-type="float">
            <text:p>435148</text:p>
          </table:table-cell>
          <table:table-cell table:number-columns-repeated="2"/>
        </table:table-row>
        <table:table-row table:style-name="ro1">
          <table:table-cell office:value-type="float" office:value="0.09756" calcext:value-type="float">
            <text:p>0.0975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59" calcext:value-type="float">
            <text:p>159</text:p>
          </table:table-cell>
          <table:table-cell office:value-type="float" office:value="31094" calcext:value-type="float">
            <text:p>31094</text:p>
          </table:table-cell>
          <table:table-cell office:value-type="float" office:value="519622" calcext:value-type="float">
            <text:p>519622</text:p>
          </table:table-cell>
          <table:table-cell table:number-columns-repeated="2"/>
        </table:table-row>
        <table:table-row table:style-name="ro1">
          <table:table-cell office:value-type="float" office:value="0.0875152" calcext:value-type="float">
            <text:p>0.0875152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office:value-type="float" office:value="27260" calcext:value-type="float">
            <text:p>27260</text:p>
          </table:table-cell>
          <table:table-cell office:value-type="float" office:value="310622" calcext:value-type="float">
            <text:p>310622</text:p>
          </table:table-cell>
          <table:table-cell table:number-columns-repeated="2"/>
        </table:table-row>
        <table:table-row table:style-name="ro1">
          <table:table-cell office:value-type="float" office:value="0.0996815" calcext:value-type="float">
            <text:p>0.099681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30388" calcext:value-type="float">
            <text:p>30388</text:p>
          </table:table-cell>
          <table:table-cell office:value-type="float" office:value="395726" calcext:value-type="float">
            <text:p>395726</text:p>
          </table:table-cell>
          <table:table-cell table:number-columns-repeated="2"/>
        </table:table-row>
        <table:table-row table:style-name="ro1">
          <table:table-cell office:value-type="float" office:value="0.0883514" calcext:value-type="float">
            <text:p>0.088351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office:value-type="float" office:value="33414" calcext:value-type="float">
            <text:p>33414</text:p>
          </table:table-cell>
          <table:table-cell office:value-type="float" office:value="475872" calcext:value-type="float">
            <text:p>475872</text:p>
          </table:table-cell>
          <table:table-cell table:number-columns-repeated="2"/>
        </table:table-row>
        <table:table-row table:style-name="ro1">
          <table:table-cell office:value-type="float" office:value="0.0937973" calcext:value-type="float">
            <text:p>0.0937973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62" calcext:value-type="float">
            <text:p>162</text:p>
          </table:table-cell>
          <table:table-cell office:value-type="float" office:value="28530" calcext:value-type="float">
            <text:p>28530</text:p>
          </table:table-cell>
          <table:table-cell office:value-type="float" office:value="318232" calcext:value-type="float">
            <text:p>318232</text:p>
          </table:table-cell>
          <table:table-cell table:number-columns-repeated="2"/>
        </table:table-row>
        <table:table-row table:style-name="ro1">
          <table:table-cell office:value-type="float" office:value="0.0589907" calcext:value-type="float">
            <text:p>0.058990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office:value-type="float" office:value="31944" calcext:value-type="float">
            <text:p>31944</text:p>
          </table:table-cell>
          <table:table-cell office:value-type="float" office:value="455284" calcext:value-type="float">
            <text:p>455284</text:p>
          </table:table-cell>
          <table:table-cell table:number-columns-repeated="2"/>
        </table:table-row>
        <table:table-row table:style-name="ro1">
          <table:table-cell office:value-type="float" office:value="0.0622128" calcext:value-type="float">
            <text:p>0.062212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53" calcext:value-type="float">
            <text:p>153</text:p>
          </table:table-cell>
          <table:table-cell office:value-type="float" office:value="30568" calcext:value-type="float">
            <text:p>30568</text:p>
          </table:table-cell>
          <table:table-cell office:value-type="float" office:value="499896" calcext:value-type="float">
            <text:p>499896</text:p>
          </table:table-cell>
          <table:table-cell table:number-columns-repeated="2"/>
        </table:table-row>
        <table:table-row table:style-name="ro1">
          <table:table-cell office:value-type="float" office:value="0.063431" calcext:value-type="float">
            <text:p>0.06343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34856" calcext:value-type="float">
            <text:p>34856</text:p>
          </table:table-cell>
          <table:table-cell office:value-type="float" office:value="497220" calcext:value-type="float">
            <text:p>497220</text:p>
          </table:table-cell>
          <table:table-cell table:number-columns-repeated="2"/>
        </table:table-row>
        <table:table-row table:style-name="ro1">
          <table:table-cell office:value-type="float" office:value="0.0867982" calcext:value-type="float">
            <text:p>0.0867982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float" office:value="29422" calcext:value-type="float">
            <text:p>29422</text:p>
          </table:table-cell>
          <table:table-cell office:value-type="float" office:value="323792" calcext:value-type="float">
            <text:p>323792</text:p>
          </table:table-cell>
          <table:table-cell table:number-columns-repeated="2"/>
        </table:table-row>
        <table:table-row table:style-name="ro1">
          <table:table-cell office:value-type="float" office:value="0.086559" calcext:value-type="float">
            <text:p>0.086559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  <table:table-cell office:value-type="float" office:value="30192" calcext:value-type="float">
            <text:p>30192</text:p>
          </table:table-cell>
          <table:table-cell office:value-type="float" office:value="476874" calcext:value-type="float">
            <text:p>476874</text:p>
          </table:table-cell>
          <table:table-cell table:number-columns-repeated="2"/>
        </table:table-row>
        <table:table-row table:style-name="ro1">
          <table:table-cell office:value-type="float" office:value="0.218044" calcext:value-type="float">
            <text:p>0.218044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281" calcext:value-type="float">
            <text:p>281</text:p>
          </table:table-cell>
          <table:table-cell office:value-type="float" office:value="372" calcext:value-type="float">
            <text:p>372</text:p>
          </table:table-cell>
          <table:table-cell office:value-type="float" office:value="27528" calcext:value-type="float">
            <text:p>27528</text:p>
          </table:table-cell>
          <table:table-cell office:value-type="float" office:value="562054" calcext:value-type="float">
            <text:p>562054</text:p>
          </table:table-cell>
          <table:table-cell table:number-columns-repeated="2"/>
        </table:table-row>
        <table:table-row table:style-name="ro1">
          <table:table-cell office:value-type="float" office:value="0.0956353" calcext:value-type="float">
            <text:p>0.095635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30332" calcext:value-type="float">
            <text:p>30332</text:p>
          </table:table-cell>
          <table:table-cell office:value-type="float" office:value="461678" calcext:value-type="float">
            <text:p>461678</text:p>
          </table:table-cell>
          <table:table-cell table:number-columns-repeated="2"/>
        </table:table-row>
        <table:table-row table:style-name="ro1">
          <table:table-cell office:value-type="float" office:value="0.108171" calcext:value-type="float">
            <text:p>0.108171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191" calcext:value-type="float">
            <text:p>191</text:p>
          </table:table-cell>
          <table:table-cell office:value-type="float" office:value="26296" calcext:value-type="float">
            <text:p>26296</text:p>
          </table:table-cell>
          <table:table-cell office:value-type="float" office:value="394932" calcext:value-type="float">
            <text:p>394932</text:p>
          </table:table-cell>
          <table:table-cell table:number-columns-repeated="2"/>
        </table:table-row>
        <table:table-row table:style-name="ro1">
          <table:table-cell office:value-type="float" office:value="0.117906" calcext:value-type="float">
            <text:p>0.117906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198" calcext:value-type="float">
            <text:p>198</text:p>
          </table:table-cell>
          <table:table-cell office:value-type="float" office:value="27684" calcext:value-type="float">
            <text:p>27684</text:p>
          </table:table-cell>
          <table:table-cell office:value-type="float" office:value="577210" calcext:value-type="float">
            <text:p>577210</text:p>
          </table:table-cell>
          <table:table-cell table:number-columns-repeated="2"/>
        </table:table-row>
        <table:table-row table:style-name="ro1">
          <table:table-cell office:value-type="float" office:value="0.0600725" calcext:value-type="float">
            <text:p>0.0600725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33978" calcext:value-type="float">
            <text:p>33978</text:p>
          </table:table-cell>
          <table:table-cell office:value-type="float" office:value="497272" calcext:value-type="float">
            <text:p>497272</text:p>
          </table:table-cell>
          <table:table-cell table:number-columns-repeated="2"/>
        </table:table-row>
        <table:table-row table:style-name="ro1">
          <table:table-cell office:value-type="float" office:value="0.0660193" calcext:value-type="float">
            <text:p>0.066019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29892" calcext:value-type="float">
            <text:p>29892</text:p>
          </table:table-cell>
          <table:table-cell office:value-type="float" office:value="481942" calcext:value-type="float">
            <text:p>481942</text:p>
          </table:table-cell>
          <table:table-cell table:number-columns-repeated="2"/>
        </table:table-row>
        <table:table-row table:style-name="ro1">
          <table:table-cell office:value-type="float" office:value="0.141224" calcext:value-type="float">
            <text:p>0.141224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224" calcext:value-type="float">
            <text:p>224</text:p>
          </table:table-cell>
          <table:table-cell office:value-type="float" office:value="32494" calcext:value-type="float">
            <text:p>32494</text:p>
          </table:table-cell>
          <table:table-cell office:value-type="float" office:value="634986" calcext:value-type="float">
            <text:p>634986</text:p>
          </table:table-cell>
          <table:table-cell table:number-columns-repeated="2"/>
        </table:table-row>
        <table:table-row table:style-name="ro1">
          <table:table-cell office:value-type="float" office:value="0.143463" calcext:value-type="float">
            <text:p>0.14346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218" calcext:value-type="float">
            <text:p>218</text:p>
          </table:table-cell>
          <table:table-cell office:value-type="float" office:value="37930" calcext:value-type="float">
            <text:p>37930</text:p>
          </table:table-cell>
          <table:table-cell office:value-type="float" office:value="530914" calcext:value-type="float">
            <text:p>530914</text:p>
          </table:table-cell>
          <table:table-cell table:number-columns-repeated="2"/>
        </table:table-row>
        <table:table-row table:style-name="ro1">
          <table:table-cell office:value-type="float" office:value="0.0637607" calcext:value-type="float">
            <text:p>0.0637607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32380" calcext:value-type="float">
            <text:p>32380</text:p>
          </table:table-cell>
          <table:table-cell office:value-type="float" office:value="547374" calcext:value-type="float">
            <text:p>547374</text:p>
          </table:table-cell>
          <table:table-cell table:number-columns-repeated="2"/>
        </table:table-row>
        <table:table-row table:style-name="ro1">
          <table:table-cell office:value-type="float" office:value="0.0714503" calcext:value-type="float">
            <text:p>0.071450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29768" calcext:value-type="float">
            <text:p>29768</text:p>
          </table:table-cell>
          <table:table-cell office:value-type="float" office:value="516102" calcext:value-type="float">
            <text:p>516102</text:p>
          </table:table-cell>
          <table:table-cell table:number-columns-repeated="2"/>
        </table:table-row>
        <table:table-row table:style-name="ro1">
          <table:table-cell office:value-type="float" office:value="0.0712607" calcext:value-type="float">
            <text:p>0.0712607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175" calcext:value-type="float">
            <text:p>175</text:p>
          </table:table-cell>
          <table:table-cell office:value-type="float" office:value="24798" calcext:value-type="float">
            <text:p>24798</text:p>
          </table:table-cell>
          <table:table-cell office:value-type="float" office:value="452172" calcext:value-type="float">
            <text:p>452172</text:p>
          </table:table-cell>
          <table:table-cell table:number-columns-repeated="2"/>
        </table:table-row>
        <table:table-row table:style-name="ro1">
          <table:table-cell office:value-type="float" office:value="0.0901706" calcext:value-type="float">
            <text:p>0.0901706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office:value-type="float" office:value="32680" calcext:value-type="float">
            <text:p>32680</text:p>
          </table:table-cell>
          <table:table-cell office:value-type="float" office:value="529066" calcext:value-type="float">
            <text:p>529066</text:p>
          </table:table-cell>
          <table:table-cell table:number-columns-repeated="2"/>
        </table:table-row>
        <table:table-row table:style-name="ro1">
          <table:table-cell office:value-type="float" office:value="0.204603" calcext:value-type="float">
            <text:p>0.20460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277" calcext:value-type="float">
            <text:p>277</text:p>
          </table:table-cell>
          <table:table-cell office:value-type="float" office:value="326" calcext:value-type="float">
            <text:p>326</text:p>
          </table:table-cell>
          <table:table-cell office:value-type="float" office:value="47634" calcext:value-type="float">
            <text:p>47634</text:p>
          </table:table-cell>
          <table:table-cell office:value-type="float" office:value="1292930" calcext:value-type="float">
            <text:p>1292930</text:p>
          </table:table-cell>
          <table:table-cell table:number-columns-repeated="2"/>
        </table:table-row>
        <table:table-row table:style-name="ro1">
          <table:table-cell office:value-type="float" office:value="0.092806" calcext:value-type="float">
            <text:p>0.092806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29288" calcext:value-type="float">
            <text:p>29288</text:p>
          </table:table-cell>
          <table:table-cell office:value-type="float" office:value="446748" calcext:value-type="float">
            <text:p>446748</text:p>
          </table:table-cell>
          <table:table-cell table:number-columns-repeated="2"/>
        </table:table-row>
        <table:table-row table:style-name="ro1">
          <table:table-cell office:value-type="float" office:value="0.0867033" calcext:value-type="float">
            <text:p>0.086703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float" office:value="44262" calcext:value-type="float">
            <text:p>44262</text:p>
          </table:table-cell>
          <table:table-cell office:value-type="float" office:value="656182" calcext:value-type="float">
            <text:p>656182</text:p>
          </table:table-cell>
          <table:table-cell table:number-columns-repeated="2"/>
        </table:table-row>
        <table:table-row table:style-name="ro1">
          <table:table-cell office:value-type="float" office:value="0.101952" calcext:value-type="float">
            <text:p>0.101952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19324" calcext:value-type="float">
            <text:p>19324</text:p>
          </table:table-cell>
          <table:table-cell office:value-type="float" office:value="338278" calcext:value-type="float">
            <text:p>338278</text:p>
          </table:table-cell>
          <table:table-cell table:number-columns-repeated="2"/>
        </table:table-row>
        <table:table-row table:style-name="ro1">
          <table:table-cell office:value-type="float" office:value="0.0908706" calcext:value-type="float">
            <text:p>0.0908706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55" calcext:value-type="float">
            <text:p>155</text:p>
          </table:table-cell>
          <table:table-cell office:value-type="float" office:value="27030" calcext:value-type="float">
            <text:p>27030</text:p>
          </table:table-cell>
          <table:table-cell office:value-type="float" office:value="347748" calcext:value-type="float">
            <text:p>347748</text:p>
          </table:table-cell>
          <table:table-cell table:number-columns-repeated="2"/>
        </table:table-row>
        <table:table-row table:style-name="ro1">
          <table:table-cell office:value-type="float" office:value="0.0687825" calcext:value-type="float">
            <text:p>0.0687825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74" calcext:value-type="float">
            <text:p>174</text:p>
          </table:table-cell>
          <table:table-cell office:value-type="float" office:value="27494" calcext:value-type="float">
            <text:p>27494</text:p>
          </table:table-cell>
          <table:table-cell office:value-type="float" office:value="410026" calcext:value-type="float">
            <text:p>410026</text:p>
          </table:table-cell>
          <table:table-cell table:number-columns-repeated="2"/>
        </table:table-row>
        <table:table-row table:style-name="ro1">
          <table:table-cell office:value-type="float" office:value="0.0912125" calcext:value-type="float">
            <text:p>0.0912125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22524" calcext:value-type="float">
            <text:p>22524</text:p>
          </table:table-cell>
          <table:table-cell office:value-type="float" office:value="333126" calcext:value-type="float">
            <text:p>333126</text:p>
          </table:table-cell>
          <table:table-cell table:number-columns-repeated="2"/>
        </table:table-row>
        <table:table-row table:style-name="ro1">
          <table:table-cell office:value-type="float" office:value="0.110053" calcext:value-type="float">
            <text:p>0.110053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31364" calcext:value-type="float">
            <text:p>31364</text:p>
          </table:table-cell>
          <table:table-cell office:value-type="float" office:value="432322" calcext:value-type="float">
            <text:p>432322</text:p>
          </table:table-cell>
          <table:table-cell table:number-columns-repeated="2"/>
        </table:table-row>
        <table:table-row table:style-name="ro1">
          <table:table-cell office:value-type="float" office:value="0.0892911" calcext:value-type="float">
            <text:p>0.0892911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28112" calcext:value-type="float">
            <text:p>28112</text:p>
          </table:table-cell>
          <table:table-cell office:value-type="float" office:value="470996" calcext:value-type="float">
            <text:p>470996</text:p>
          </table:table-cell>
          <table:table-cell table:number-columns-repeated="2"/>
        </table:table-row>
        <table:table-row table:style-name="ro1">
          <table:table-cell office:value-type="float" office:value="0.0813321" calcext:value-type="float">
            <text:p>0.0813321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24970" calcext:value-type="float">
            <text:p>24970</text:p>
          </table:table-cell>
          <table:table-cell office:value-type="float" office:value="320136" calcext:value-type="float">
            <text:p>320136</text:p>
          </table:table-cell>
          <table:table-cell table:number-columns-repeated="2"/>
        </table:table-row>
        <table:table-row table:style-name="ro1">
          <table:table-cell office:value-type="float" office:value="0.0712855" calcext:value-type="float">
            <text:p>0.0712855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36892" calcext:value-type="float">
            <text:p>36892</text:p>
          </table:table-cell>
          <table:table-cell office:value-type="float" office:value="512500" calcext:value-type="float">
            <text:p>512500</text:p>
          </table:table-cell>
          <table:table-cell table:number-columns-repeated="2"/>
        </table:table-row>
        <table:table-row table:style-name="ro1">
          <table:table-cell office:value-type="float" office:value="0.0767657" calcext:value-type="float">
            <text:p>0.0767657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79" calcext:value-type="float">
            <text:p>179</text:p>
          </table:table-cell>
          <table:table-cell office:value-type="float" office:value="34736" calcext:value-type="float">
            <text:p>34736</text:p>
          </table:table-cell>
          <table:table-cell office:value-type="float" office:value="531860" calcext:value-type="float">
            <text:p>531860</text:p>
          </table:table-cell>
          <table:table-cell table:number-columns-repeated="2"/>
        </table:table-row>
        <table:table-row table:style-name="ro1">
          <table:table-cell office:value-type="float" office:value="0.112398" calcext:value-type="float">
            <text:p>0.112398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196" calcext:value-type="float">
            <text:p>196</text:p>
          </table:table-cell>
          <table:table-cell office:value-type="float" office:value="45860" calcext:value-type="float">
            <text:p>45860</text:p>
          </table:table-cell>
          <table:table-cell office:value-type="float" office:value="852534" calcext:value-type="float">
            <text:p>852534</text:p>
          </table:table-cell>
          <table:table-cell table:number-columns-repeated="2"/>
        </table:table-row>
        <table:table-row table:style-name="ro1">
          <table:table-cell office:value-type="float" office:value="0.109624" calcext:value-type="float">
            <text:p>0.10962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29978" calcext:value-type="float">
            <text:p>29978</text:p>
          </table:table-cell>
          <table:table-cell office:value-type="float" office:value="422808" calcext:value-type="float">
            <text:p>422808</text:p>
          </table:table-cell>
          <table:table-cell table:number-columns-repeated="2"/>
        </table:table-row>
        <table:table-row table:style-name="ro1">
          <table:table-cell office:value-type="float" office:value="0.103282" calcext:value-type="float">
            <text:p>0.103282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29718" calcext:value-type="float">
            <text:p>29718</text:p>
          </table:table-cell>
          <table:table-cell office:value-type="float" office:value="432316" calcext:value-type="float">
            <text:p>432316</text:p>
          </table:table-cell>
          <table:table-cell table:number-columns-repeated="2"/>
        </table:table-row>
        <table:table-row table:style-name="ro1">
          <table:table-cell office:value-type="float" office:value="0.2146" calcext:value-type="float">
            <text:p>0.2146</text:p>
          </table:table-cell>
          <table:table-cell office:value-type="float" office:value="21.6" calcext:value-type="float">
            <text:p>21.6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93" calcext:value-type="float">
            <text:p>293</text:p>
          </table:table-cell>
          <table:table-cell office:value-type="float" office:value="46896" calcext:value-type="float">
            <text:p>46896</text:p>
          </table:table-cell>
          <table:table-cell office:value-type="float" office:value="849876" calcext:value-type="float">
            <text:p>849876</text:p>
          </table:table-cell>
          <table:table-cell table:number-columns-repeated="2"/>
        </table:table-row>
        <table:table-row table:style-name="ro1">
          <table:table-cell office:value-type="float" office:value="0.151468" calcext:value-type="float">
            <text:p>0.151468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270" calcext:value-type="float">
            <text:p>270</text:p>
          </table:table-cell>
          <table:table-cell office:value-type="float" office:value="42444" calcext:value-type="float">
            <text:p>42444</text:p>
          </table:table-cell>
          <table:table-cell office:value-type="float" office:value="719774" calcext:value-type="float">
            <text:p>71977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17469481" calcext:value-type="float">
            <text:p>0.11746948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20.42" calcext:value-type="float">
            <text:p>20.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498539.62" calcext:value-type="float">
            <text:p>498539.62</text:p>
          </table:table-cell>
        </table:table-row>
      </table:table>
      <table:named-expressions/>
      <table:database-ranges>
        <table:database-range table:name="__Anonymous_Sheet_DB__0" table:target-range-address="test_3_b_birrt_results_in_fork_1.A1:test_3_b_birrt_results_in_fork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6:41.087936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7:01.843026085</dc:date>
    <meta:editing-duration>PT47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